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e1" style:family="table">
      <style:table-properties style:width="6.2931in" fo:margin-left="0in" table:align="left"/>
    </style:style>
    <style:style style:name="Table1.A" style:family="table-column">
      <style:table-column-properties style:column-width="6.2931in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6.2931in" fo:margin-left="0in" table:align="left"/>
    </style:style>
    <style:style style:name="Table2.A" style:family="table-column">
      <style:table-column-properties style:column-width="6.2931in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.A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6.2931in" fo:margin-left="0in" table:align="left"/>
    </style:style>
    <style:style style:name="Table3.A" style:family="table-column">
      <style:table-column-properties style:column-width="6.2931in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.A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6.2931in" fo:margin-left="0in" table:align="left"/>
    </style:style>
    <style:style style:name="Table4.A" style:family="table-column">
      <style:table-column-properties style:column-width="6.2931in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.A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" style:family="table">
      <style:table-properties style:width="6.2931in" fo:margin-left="0in" table:align="left"/>
    </style:style>
    <style:style style:name="Table5.A" style:family="table-column">
      <style:table-column-properties style:column-width="6.2931in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.A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in" fo:margin-bottom="0in" style:contextual-spacing="false" fo:text-align="justify" style:justify-single-word="false"/>
    </style:style>
    <style:style style:name="P2" style:family="paragraph" style:parent-style-name="Standard">
      <style:paragraph-properties fo:margin-top="0in" fo:margin-bottom="0in" style:contextual-spacing="false" fo:text-align="justify" style:justify-single-word="false"/>
      <style:text-properties officeooo:paragraph-rsid="001d63c6"/>
    </style:style>
    <style:style style:name="P3" style:family="paragraph" style:parent-style-name="Standard">
      <style:paragraph-properties fo:margin-top="0in" fo:margin-bottom="0in" style:contextual-spacing="false" fo:text-align="justify" style:justify-single-word="false"/>
      <style:text-properties officeooo:paragraph-rsid="001edefc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font-weight="bold" style:font-weight-asian="bold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font-weight="bold" officeooo:paragraph-rsid="001d63c6" style:font-weight-asian="bold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font-weight="bold" officeooo:paragraph-rsid="001edefc" style:font-weight-asian="bold"/>
    </style:style>
    <style:style style:name="P7" style:family="paragraph" style:parent-style-name="Standard">
      <style:paragraph-properties fo:margin-top="0in" fo:margin-bottom="0in" style:contextual-spacing="false" fo:line-height="100%" fo:text-align="start" style:justify-single-word="false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officeooo:paragraph-rsid="001d63c6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officeooo:paragraph-rsid="001edefc"/>
    </style:style>
    <style:style style:name="P10" style:family="paragraph" style:parent-style-name="Standard">
      <style:text-properties officeooo:paragraph-rsid="001d63c6"/>
    </style:style>
    <style:style style:name="P11" style:family="paragraph" style:parent-style-name="Standard">
      <style:text-properties officeooo:paragraph-rsid="001edefc"/>
    </style:style>
    <style:style style:name="P12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rial" fo:font-size="22pt" style:font-size-asian="22pt" style:font-name-complex="Arial"/>
    </style:style>
    <style:style style:name="P13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rial" fo:font-size="22pt" officeooo:paragraph-rsid="001d63c6" style:font-size-asian="22pt" style:font-name-complex="Arial"/>
    </style:style>
    <style:style style:name="P14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rial" fo:font-size="22pt" officeooo:paragraph-rsid="001edefc" style:font-size-asian="22pt" style:font-name-complex="Arial"/>
    </style:style>
    <style:style style:name="P15" style:family="paragraph" style:parent-style-name="Standard" style:list-style-name="L2">
      <style:paragraph-properties fo:margin-top="0in" fo:margin-bottom="0in" style:contextual-spacing="false" fo:line-height="100%" fo:text-align="start" style:justify-single-word="false"/>
      <style:text-properties fo:font-weight="normal" officeooo:rsid="001d63c6" officeooo:paragraph-rsid="001d63c6" style:font-weight-asian="normal" style:font-weight-complex="normal"/>
    </style:style>
    <style:style style:name="P16" style:family="paragraph" style:parent-style-name="Standard" style:list-style-name="L3">
      <style:paragraph-properties fo:margin-top="0in" fo:margin-bottom="0in" style:contextual-spacing="false" fo:line-height="100%" fo:text-align="start" style:justify-single-word="false"/>
      <style:text-properties fo:font-weight="normal" officeooo:rsid="001d63c6" officeooo:paragraph-rsid="001d63c6" style:font-weight-asian="normal" style:font-weight-complex="normal"/>
    </style:style>
    <style:style style:name="P17" style:family="paragraph" style:parent-style-name="Standard" style:list-style-name="L4">
      <style:paragraph-properties fo:margin-top="0in" fo:margin-bottom="0in" style:contextual-spacing="false" fo:line-height="100%" fo:text-align="start" style:justify-single-word="false"/>
      <style:text-properties fo:font-weight="normal" officeooo:rsid="001d63c6" officeooo:paragraph-rsid="0020724c" style:font-weight-asian="normal" style:font-weight-complex="normal"/>
    </style:style>
    <style:style style:name="P18" style:family="paragraph" style:parent-style-name="Standard" style:list-style-name="L5">
      <style:paragraph-properties fo:margin-top="0in" fo:margin-bottom="0in" style:contextual-spacing="false" fo:line-height="100%" fo:text-align="start" style:justify-single-word="false"/>
      <style:text-properties fo:font-weight="normal" officeooo:rsid="001d63c6" officeooo:paragraph-rsid="001d63c6" style:font-weight-asian="normal" style:font-weight-complex="normal"/>
    </style:style>
    <style:style style:name="P19" style:family="paragraph" style:parent-style-name="Standard" style:list-style-name="L6">
      <style:paragraph-properties fo:margin-top="0in" fo:margin-bottom="0in" style:contextual-spacing="false" fo:line-height="100%" fo:text-align="start" style:justify-single-word="false"/>
      <style:text-properties fo:font-weight="normal" officeooo:rsid="001d63c6" officeooo:paragraph-rsid="00244a78" style:font-weight-asian="normal" style:font-weight-complex="normal"/>
    </style:style>
    <style:style style:name="P20" style:family="paragraph" style:parent-style-name="Standard" style:list-style-name="L7">
      <style:paragraph-properties fo:margin-top="0in" fo:margin-bottom="0in" style:contextual-spacing="false" fo:line-height="100%" fo:text-align="start" style:justify-single-word="false"/>
      <style:text-properties fo:font-weight="normal" officeooo:rsid="001d63c6" officeooo:paragraph-rsid="001edefc" style:font-weight-asian="normal" style:font-weight-complex="normal"/>
    </style:style>
    <style:style style:name="P21" style:family="paragraph" style:parent-style-name="Standard" style:list-style-name="L8">
      <style:paragraph-properties fo:margin-top="0in" fo:margin-bottom="0in" style:contextual-spacing="false" fo:line-height="100%" fo:text-align="start" style:justify-single-word="false"/>
      <style:text-properties fo:font-weight="normal" officeooo:rsid="001d63c6" officeooo:paragraph-rsid="001edefc" style:font-weight-asian="normal" style:font-weight-complex="normal"/>
    </style:style>
    <style:style style:name="P22" style:family="paragraph" style:parent-style-name="Standard" style:list-style-name="L9">
      <style:paragraph-properties fo:margin-top="0in" fo:margin-bottom="0in" style:contextual-spacing="false" fo:line-height="100%" fo:text-align="start" style:justify-single-word="false"/>
      <style:text-properties fo:font-weight="normal" officeooo:rsid="001d63c6" officeooo:paragraph-rsid="001edefc" style:font-weight-asian="normal" style:font-weight-complex="normal"/>
    </style:style>
    <style:style style:name="P23" style:family="paragraph" style:parent-style-name="Standard" style:list-style-name="L10">
      <style:paragraph-properties fo:margin-top="0in" fo:margin-bottom="0in" style:contextual-spacing="false" fo:line-height="100%" fo:text-align="start" style:justify-single-word="false"/>
      <style:text-properties fo:font-weight="normal" officeooo:rsid="001d63c6" officeooo:paragraph-rsid="001edefc" style:font-weight-asian="normal" style:font-weight-complex="normal"/>
    </style:style>
    <style:style style:name="P24" style:family="paragraph" style:parent-style-name="Standard" style:list-style-name="L11">
      <style:paragraph-properties fo:margin-top="0in" fo:margin-bottom="0in" style:contextual-spacing="false" fo:line-height="100%" fo:text-align="start" style:justify-single-word="false"/>
      <style:text-properties fo:font-weight="normal" officeooo:rsid="001d63c6" officeooo:paragraph-rsid="001edefc" style:font-weight-asian="normal" style:font-weight-complex="normal"/>
    </style:style>
    <style:style style:name="P25" style:family="paragraph" style:parent-style-name="Standard" style:list-style-name="L3">
      <style:paragraph-properties fo:margin-top="0in" fo:margin-bottom="0in" style:contextual-spacing="false" fo:line-height="100%" fo:text-align="start" style:justify-single-word="false"/>
      <style:text-properties fo:font-weight="normal" officeooo:rsid="001f98f8" officeooo:paragraph-rsid="001f98f8" style:font-weight-asian="normal" style:font-weight-complex="normal"/>
    </style:style>
    <style:style style:name="P26" style:family="paragraph" style:parent-style-name="Standard" style:list-style-name="L4">
      <style:paragraph-properties fo:margin-top="0in" fo:margin-bottom="0in" style:contextual-spacing="false" fo:line-height="100%" fo:text-align="start" style:justify-single-word="false"/>
      <style:text-properties fo:font-weight="normal" officeooo:rsid="001f98f8" officeooo:paragraph-rsid="001f98f8" style:font-weight-asian="normal" style:font-weight-complex="normal"/>
    </style:style>
    <style:style style:name="P27" style:family="paragraph" style:parent-style-name="Standard" style:list-style-name="L4">
      <style:paragraph-properties fo:margin-top="0in" fo:margin-bottom="0in" style:contextual-spacing="false" fo:line-height="100%" fo:text-align="start" style:justify-single-word="false"/>
      <style:text-properties fo:font-weight="normal" officeooo:rsid="001f98f8" officeooo:paragraph-rsid="0020724c" style:font-weight-asian="normal" style:font-weight-complex="normal"/>
    </style:style>
    <style:style style:name="P28" style:family="paragraph" style:parent-style-name="Standard" style:list-style-name="L4">
      <style:paragraph-properties fo:margin-top="0in" fo:margin-bottom="0in" style:contextual-spacing="false" fo:line-height="100%" fo:text-align="start" style:justify-single-word="false"/>
      <style:text-properties fo:font-weight="normal" officeooo:rsid="0020724c" officeooo:paragraph-rsid="0020724c" style:font-weight-asian="normal" style:font-weight-complex="normal"/>
    </style:style>
    <style:style style:name="P29" style:family="paragraph" style:parent-style-name="Standard" style:list-style-name="L7">
      <style:paragraph-properties fo:margin-top="0in" fo:margin-bottom="0in" style:contextual-spacing="false" fo:line-height="100%" fo:text-align="start" style:justify-single-word="false"/>
      <style:text-properties fo:font-weight="normal" officeooo:rsid="00244a78" officeooo:paragraph-rsid="00244a78" style:font-weight-asian="normal" style:font-weight-complex="normal"/>
    </style:style>
    <style:style style:name="P30" style:family="paragraph" style:parent-style-name="Listenabsatz" style:list-style-name="L1">
      <style:paragraph-properties fo:margin-top="0in" fo:margin-bottom="0in" style:contextual-spacing="false" fo:line-height="100%" fo:text-align="start" style:justify-single-word="false"/>
      <style:text-properties fo:font-weight="normal" officeooo:rsid="001d63c6" officeooo:paragraph-rsid="001d63c6" style:font-weight-asian="normal" style:font-weight-complex="normal"/>
    </style:style>
    <style:style style:name="P31" style:family="paragraph" style:parent-style-name="Listenabsatz" style:list-style-name="L1">
      <style:paragraph-properties fo:margin-top="0in" fo:margin-bottom="0in" style:contextual-spacing="false" fo:line-height="100%" fo:text-align="start" style:justify-single-word="false"/>
      <style:text-properties fo:font-weight="normal" officeooo:rsid="001d63c6" officeooo:paragraph-rsid="001edefc" style:font-weight-asian="normal" style:font-weight-complex="normal"/>
    </style:style>
    <style:style style:name="P32" style:family="paragraph" style:parent-style-name="Listenabsatz" style:list-style-name="L1">
      <style:paragraph-properties fo:margin-top="0in" fo:margin-bottom="0in" style:contextual-spacing="false" fo:line-height="100%" fo:text-align="start" style:justify-single-word="false"/>
      <style:text-properties fo:font-weight="normal" officeooo:rsid="001f98f8" officeooo:paragraph-rsid="001f98f8" style:font-weight-asian="normal" style:font-weight-complex="normal"/>
    </style:style>
    <style:style style:name="P33" style:family="paragraph" style:parent-style-name="Listenabsatz" style:list-style-name="L1">
      <style:paragraph-properties fo:margin-top="0in" fo:margin-bottom="0in" style:contextual-spacing="false" fo:line-height="100%" fo:text-align="start" style:justify-single-word="false"/>
      <style:text-properties fo:font-weight="normal" officeooo:rsid="00244a78" officeooo:paragraph-rsid="00244a78" style:font-weight-asian="normal" style:font-weight-complex="normal"/>
    </style:style>
    <style:style style:name="P34" style:family="paragraph" style:parent-style-name="Listenabsatz" style:list-style-name="L1">
      <style:paragraph-properties fo:margin-top="0in" fo:margin-bottom="0in" style:contextual-spacing="false" fo:line-height="100%" fo:text-align="start" style:justify-single-word="false"/>
      <style:text-properties fo:font-weight="bold" officeooo:rsid="001d63c6" officeooo:paragraph-rsid="001d63c6" style:font-weight-asian="bold"/>
    </style:style>
    <style:style style:name="P35" style:family="paragraph" style:parent-style-name="Listenabsatz" style:list-style-name="L1">
      <style:paragraph-properties fo:margin-top="0in" fo:margin-bottom="0in" style:contextual-spacing="false" fo:line-height="100%" fo:text-align="start" style:justify-single-word="false"/>
      <style:text-properties fo:font-weight="bold" officeooo:rsid="001d63c6" officeooo:paragraph-rsid="001edefc" style:font-weight-asian="bold"/>
    </style:style>
    <style:style style:name="P36" style:family="paragraph" style:parent-style-name="Listenabsatz" style:list-style-name="L1">
      <style:paragraph-properties fo:margin-top="0in" fo:margin-bottom="0in" style:contextual-spacing="false" fo:line-height="100%" fo:text-align="start" style:justify-single-word="false"/>
      <style:text-properties officeooo:rsid="001d63c6" officeooo:paragraph-rsid="001d63c6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d63c6" style:font-weight-asian="bold"/>
    </style:style>
    <style:style style:name="T3" style:family="text">
      <style:text-properties officeooo:rsid="001d63c6"/>
    </style:style>
    <style:style style:name="T4" style:family="text">
      <style:text-properties officeooo:rsid="0020724c"/>
    </style:style>
    <style:style style:name="T5" style:family="text">
      <style:text-properties officeooo:rsid="0022d81b"/>
    </style:style>
    <style:style style:name="T6" style:family="text">
      <style:text-properties officeooo:rsid="00244a78"/>
    </style:style>
    <text:list-style style:name="L1">
      <text:list-level-style-bullet text:level="1" text:style-name="WW_5f_CharLFO14LVL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Dokumentation des Gruppentreffens <text:line-break/>IT-Projektmanagement</text:p>
      <text:p text:style-name="P1"><text:span text:style-name="Absatz-Standardschriftart"><text:span text:style-name="T2">Datum</text:span></text:span>: <text:tab/><text:tab/><text:span text:style-name="T3">12.04.2016</text:span></text:p>
      <text:p text:style-name="P1"><text:span text:style-name="Absatz-Standardschriftart"><text:span text:style-name="T1">Teilnehmer</text:span></text:span>: <text:tab/>Alexandra Koch, <text:span text:style-name="T3">Gina Seckendorf, Jonathan Kloss</text:span></text:p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P4">1. Besprechung, was bisher bearbeitet wurde. </text:p>
            <text:list xml:id="list9091372421318318533" text:style-name="L1">
              <text:list-item>
                <text:p text:style-name="P30">Nicht <text:span text:style-name="T5">viel</text:span></text:p>
                <text:p text:style-name="P34"/>
              </text:list-item>
            </text:list>
          </table:table-cell>
        </table:table-row>
        <table:table-row>
          <table:table-cell table:style-name="Table1.A2" office:value-type="string">
            <text:p text:style-name="P4">2. Welche Aufgaben müssen nun noch erfüllt werden?</text:p>
            <text:list xml:id="list155042100863839" text:continue-numbering="true" text:style-name="L1">
              <text:list-item>
                <text:p text:style-name="P36">User Storys schreiben</text:p>
              </text:list-item>
              <text:list-item>
                <text:p text:style-name="P30">Projektplan erstellen</text:p>
              </text:list-item>
            </text:list>
            <text:p text:style-name="P7"/>
          </table:table-cell>
        </table:table-row>
        <table:table-row>
          <table:table-cell table:style-name="Table1.A1" office:value-type="string">
            <text:p text:style-name="P4"><text:span text:style-name="T6">3</text:span>. Ergebnisse</text:p>
            <text:list xml:id="list1801341786915951213" text:style-name="L2">
              <text:list-item>
                <text:p text:style-name="P15">User storys begonnen</text:p>
              </text:list-item>
              <text:list-item>
                <text:p text:style-name="P15">Informationen zur Erstellung eines Projektplans gesammelt</text:p>
              </text:list-item>
              <text:list-item>
                <text:p text:style-name="P15">E-Mail an Marco geschrieben<text:line-break/></text:p>
              </text:list-item>
            </text:list>
          </table:table-cell>
        </table:table-row>
        <table:table-row>
          <table:table-cell table:style-name="Table1.A1" office:value-type="string">
            <text:p text:style-name="P4">4. Aufgaben bis zum nächsten Treffen</text:p>
            <text:list xml:id="list2484307400386365548" text:style-name="L3">
              <text:list-item>
                <text:p text:style-name="P16">User storys detaillierter gestalten</text:p>
              </text:list-item>
              <text:list-item>
                <text:p text:style-name="P16">Zeitabschätzungen in Projektplan einfügen</text:p>
              </text:list-item>
              <text:list-item>
                <text:p text:style-name="P25">Aufgaben in Projektplan einfügen</text:p>
                <text:p text:style-name="P16"/>
              </text:list-item>
            </text:list>
          </table:table-cell>
        </table:table-row>
      </table:table>
      <text:p text:style-name="Standard"/>
      <text:p text:style-name="P13">Dokumentation des Gruppentreffens <text:line-break/>IT-Projektmanagement</text:p>
      <text:p text:style-name="P2"><text:span text:style-name="Absatz-Standardschriftart"><text:span text:style-name="T2">Datum</text:span></text:span>: <text:tab/><text:tab/><text:span text:style-name="T3">19.04.2016</text:span></text:p>
      <text:p text:style-name="P2"><text:span text:style-name="Absatz-Standardschriftart"><text:span text:style-name="T1">Teilnehmer</text:span></text:span>: <text:tab/>Alexandra Koch, <text:span text:style-name="T3">Gina Seckendorf, Jonathan Kloss</text:span></text:p>
      <text:p text:style-name="P10"/>
      <table:table table:name="Table2" table:style-name="Table2">
        <table:table-column table:style-name="Table2.A"/>
        <table:table-row>
          <table:table-cell table:style-name="Table2.A1" office:value-type="string">
            <text:p text:style-name="P5">1. Besprechung, was bisher bearbeitet wurde. </text:p>
            <text:list xml:id="list155041584440777" text:continue-list="list155042100863839" text:style-name="L1">
              <text:list-item>
                <text:p text:style-name="P32">User Storys fertiggestellt</text:p>
              </text:list-item>
              <text:list-item>
                <text:p text:style-name="P32">Spielablauf begonnen zu visualisieren</text:p>
              </text:list-item>
              <text:list-item>
                <text:p text:style-name="P32">Aufgaben in Projektplan eingefügt</text:p>
                <text:p text:style-name="P34"/>
              </text:list-item>
            </text:list>
          </table:table-cell>
        </table:table-row>
        <table:table-row>
          <table:table-cell table:style-name="Table2.A2" office:value-type="string">
            <text:p text:style-name="P5">2. Welche Aufgaben müssen nun noch erfüllt werden?</text:p>
            <text:list xml:id="list155041458538602" text:continue-numbering="true" text:style-name="L1">
              <text:list-item>
                <text:p text:style-name="P32">Spielablaufmodell fertigstellen</text:p>
              </text:list-item>
              <text:list-item>
                <text:p text:style-name="P32">Android Studio zum <text:span text:style-name="T4">L</text:span>aufen bringen</text:p>
              </text:list-item>
            </text:list>
            <text:p text:style-name="P8"/>
          </table:table-cell>
        </table:table-row>
        <table:table-row>
          <table:table-cell table:style-name="Table2.A1" office:value-type="string">
            <text:p text:style-name="P5"><text:span text:style-name="T6">3.</text:span> Ergebnisse</text:p>
            <text:list xml:id="list6168862570715268485" text:style-name="L4">
              <text:list-item>
                <text:p text:style-name="P26">an Spielablauf weitergearbeitet</text:p>
              </text:list-item>
              <text:list-item>
                <text:p text:style-name="P28">Projektplan fertiggestellt</text:p>
              </text:list-item>
              <text:list-item>
                <text:p text:style-name="P27">Android Studio erfolgreich auf allen Computern installiert</text:p>
              </text:list-item>
              <text:list-item>
                <text:p text:style-name="P17"><text:span text:style-name="T4">neues Repo für Code erstellt</text:span><text:line-break/></text:p>
              </text:list-item>
            </text:list>
          </table:table-cell>
        </table:table-row>
        <table:table-row>
          <table:table-cell table:style-name="Table2.A1" office:value-type="string">
            <text:p text:style-name="P5">4. Aufgaben bis zum nächsten Treffen</text:p>
            <text:list xml:id="list8770775911103195194" text:style-name="L5">
              <text:list-item>
                <text:p text:style-name="P18"/>
                <text:p text:style-name="P18"/>
              </text:list-item>
            </text:list>
          </table:table-cell>
        </table:table-row>
      </table:table>
      <text:p text:style-name="P10"/>
      <text:p text:style-name="P14">Dokumentation des Gruppentreffens <text:line-break/>IT-Projektmanagement</text:p>
      <text:p text:style-name="P3"><text:span text:style-name="Absatz-Standardschriftart"><text:span text:style-name="T2">Datum</text:span></text:span>: <text:tab/><text:tab/><text:span text:style-name="T6">26.04.2016</text:span></text:p>
      <text:p text:style-name="P3"><text:span text:style-name="Absatz-Standardschriftart"><text:span text:style-name="T1">Teilnehmer</text:span></text:span>: <text:tab/>Alexandra Koch, <text:span text:style-name="T3">Gina Seckendorf, Jonathan Kloss</text:span></text:p>
      <text:p text:style-name="P11"/>
      <table:table table:name="Table3" table:style-name="Table3">
        <table:table-column table:style-name="Table3.A"/>
        <table:table-row>
          <table:table-cell table:style-name="Table3.A1" office:value-type="string">
            <text:p text:style-name="P6">1. Besprechung, was bisher bearbeitet wurde. </text:p>
            <text:list xml:id="list155041272654696" text:continue-list="list155041458538602" text:style-name="L1">
              <text:list-item>
                <text:p text:style-name="P33">Treffen mit Marco</text:p>
                <text:p text:style-name="P35"/>
              </text:list-item>
            </text:list>
          </table:table-cell>
        </table:table-row>
        <table:table-row>
          <table:table-cell table:style-name="Table3.A2" office:value-type="string">
            <text:p text:style-name="P6">2. Welche Aufgaben müssen nun noch erfüllt werden?</text:p>
            <text:list xml:id="list155041967408916" text:continue-numbering="true" text:style-name="L1">
              <text:list-item>
                <text:p text:style-name="P33">Entscheidung, wie Spielleiter ersetzt werden kann</text:p>
              </text:list-item>
              <text:list-item>
                <text:p text:style-name="P33">Anfoderungen aufschreiben</text:p>
              </text:list-item>
              <text:list-item>
                <text:p text:style-name="P33">Kritik eingearbeitet</text:p>
              </text:list-item>
            </text:list>
            <text:p text:style-name="P9"/>
          </table:table-cell>
        </table:table-row>
        <table:table-row>
          <table:table-cell table:style-name="Table3.A1" office:value-type="string">
            <text:p text:style-name="P6"><text:span text:style-name="T6">3</text:span>. Ergebnisse</text:p>
            <text:list xml:id="list8716463284866062295" text:style-name="L6">
              <text:list-item>
                <text:p text:style-name="P19"><text:span text:style-name="T6">Spielleiter wird ersetzt</text:span></text:p>
              </text:list-item>
              <text:list-item>
                <text:p text:style-name="P19"><text:span text:style-name="T6">Nacht- und Tagphase bleiben erhalten</text:span></text:p>
              </text:list-item>
              <text:list-item>
                <text:p text:style-name="P19"><text:span text:style-name="T6">Anfoderungen definiert</text:span></text:p>
              </text:list-item>
              <text:list-item>
                <text:p text:style-name="P19"><text:span text:style-name="T6">User Story angepasst</text:span><text:line-break/></text:p>
              </text:list-item>
            </text:list>
          </table:table-cell>
        </table:table-row>
        <table:table-row>
          <table:table-cell table:style-name="Table3.A1" office:value-type="string">
            <text:p text:style-name="P6">4. Aufgaben bis zum nächsten Treffen</text:p>
            <text:list xml:id="list8603921817133502380" text:style-name="L7">
              <text:list-item>
                <text:p text:style-name="P29">Grobe Visualisierung des Ablaufs</text:p>
                <text:p text:style-name="P20"/>
              </text:list-item>
            </text:list>
          </table:table-cell>
        </table:table-row>
      </table:table>
      <text:p text:style-name="P11"/>
      <text:p text:style-name="P14">Dokumentation des Gruppentreffens <text:line-break/>IT-Projektmanagement</text:p>
      <text:p text:style-name="P3"><text:span text:style-name="Absatz-Standardschriftart"><text:span text:style-name="T2">Datum</text:span></text:span>: <text:tab/><text:tab/></text:p>
      <text:p text:style-name="P3"><text:span text:style-name="Absatz-Standardschriftart"><text:span text:style-name="T1">Teilnehmer</text:span></text:span>: <text:tab/>Alexandra Koch, <text:span text:style-name="T3">Gina Seckendorf, Jonathan Kloss</text:span></text:p>
      <text:p text:style-name="P11"/>
      <table:table table:name="Table4" table:style-name="Table4">
        <table:table-column table:style-name="Table4.A"/>
        <table:table-row>
          <table:table-cell table:style-name="Table4.A1" office:value-type="string">
            <text:p text:style-name="P6">1. Besprechung, was bisher bearbeitet wurde. </text:p>
            <text:list xml:id="list155041235455942" text:continue-list="list155041967408916" text:style-name="L1">
              <text:list-item>
                <text:p text:style-name="P31"/>
                <text:p text:style-name="P35"/>
              </text:list-item>
            </text:list>
          </table:table-cell>
        </table:table-row>
        <table:table-row>
          <table:table-cell table:style-name="Table4.A2" office:value-type="string">
            <text:p text:style-name="P6">2. Welche Aufgaben müssen nun noch erfüllt werden?</text:p>
            <text:list xml:id="list155041979341334" text:continue-numbering="true" text:style-name="L1">
              <text:list-item>
                <text:p text:style-name="P31"/>
              </text:list-item>
            </text:list>
            <text:p text:style-name="P9"/>
          </table:table-cell>
        </table:table-row>
        <table:table-row>
          <table:table-cell table:style-name="Table4.A1" office:value-type="string">
            <text:p text:style-name="P6"><text:span text:style-name="T6">3</text:span>. Ergebnisse</text:p>
            <text:list xml:id="list6070838088230083107" text:style-name="L8">
              <text:list-item>
                <text:p text:style-name="P21"><text:line-break/></text:p>
              </text:list-item>
            </text:list>
          </table:table-cell>
        </table:table-row>
        <table:table-row>
          <table:table-cell table:style-name="Table4.A1" office:value-type="string">
            <text:p text:style-name="P6">4. Aufgaben bis zum nächsten Treffen</text:p>
            <text:list xml:id="list2813711300665581633" text:style-name="L9">
              <text:list-item>
                <text:p text:style-name="P22"/>
                <text:p text:style-name="P22"/>
              </text:list-item>
            </text:list>
          </table:table-cell>
        </table:table-row>
      </table:table>
      <text:p text:style-name="P11"/>
      <text:p text:style-name="P14">Dokumentation des Gruppentreffens <text:line-break/>IT-Projektmanagement</text:p>
      <text:p text:style-name="P3"><text:span text:style-name="Absatz-Standardschriftart"><text:span text:style-name="T2">Datum</text:span></text:span>: <text:tab/><text:tab/></text:p>
      <text:p text:style-name="P3"><text:span text:style-name="Absatz-Standardschriftart"><text:span text:style-name="T1">Teilnehmer</text:span></text:span>: <text:tab/>Alexandra Koch, <text:span text:style-name="T3">Gina Seckendorf, Jonathan Kloss</text:span></text:p>
      <text:p text:style-name="P11"/>
      <table:table table:name="Table5" table:style-name="Table5">
        <table:table-column table:style-name="Table5.A"/>
        <table:table-row>
          <table:table-cell table:style-name="Table5.A1" office:value-type="string">
            <text:p text:style-name="P6">1. Besprechung, was bisher bearbeitet wurde. </text:p>
            <text:list xml:id="list155042014652281" text:continue-list="list155041979341334" text:style-name="L1">
              <text:list-item>
                <text:p text:style-name="P31"/>
                <text:p text:style-name="P35"/>
              </text:list-item>
            </text:list>
          </table:table-cell>
        </table:table-row>
        <table:table-row>
          <table:table-cell table:style-name="Table5.A2" office:value-type="string">
            <text:p text:style-name="P6">2. Welche Aufgaben müssen nun noch erfüllt werden?</text:p>
            <text:list xml:id="list155042492069775" text:continue-numbering="true" text:style-name="L1">
              <text:list-item>
                <text:p text:style-name="P31"/>
              </text:list-item>
            </text:list>
            <text:p text:style-name="P9"/>
          </table:table-cell>
        </table:table-row>
        <table:table-row>
          <table:table-cell table:style-name="Table5.A1" office:value-type="string">
            <text:p text:style-name="P6">2. Ergebnisse</text:p>
            <text:list xml:id="list5241776974676703718" text:style-name="L10">
              <text:list-item>
                <text:p text:style-name="P23"><text:line-break/></text:p>
              </text:list-item>
            </text:list>
          </table:table-cell>
        </table:table-row>
        <table:table-row>
          <table:table-cell table:style-name="Table5.A1" office:value-type="string">
            <text:p text:style-name="P6">4. Aufgaben bis zum nächsten Treffen</text:p>
            <text:list xml:id="list5951662279494808897" text:style-name="L11">
              <text:list-item>
                <text:p text:style-name="P24"/>
                <text:p text:style-name="P24"/>
              </text:list-item>
            </text:list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Listenabsatz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_5f_CharLFO1LVL1" style:display-name="WW_CharLFO1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Wingdings" fo:font-family="Wingdings" style:font-family-generic="system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Wingdings" fo:font-family="Wingdings" style:font-family-generic="system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Wingdings" fo:font-family="Wingdings" style:font-family-generic="system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Wingdings" fo:font-family="Wingdings" style:font-family-generic="system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Calibri" fo:font-family="Calibri" style:font-family-generic="swiss" style:font-pitch="variable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Calibri" fo:font-family="Calibri" style:font-family-generic="swiss" style:font-pitch="variable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Calibri" fo:font-family="Calibri" style:font-family-generic="swiss" style:font-pitch="variable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Calibri" fo:font-family="Calibri" style:font-family-generic="swiss" style:font-pitch="variable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Calibri" fo:font-family="Calibri" style:font-family-generic="swiss" style:font-pitch="variable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dc:description/>
    <dc:subject/>
    <meta:initial-creator>Anna Kardziev</meta:initial-creator>
    <meta:creation-date>2016-04-19T13:56:00Z</meta:creation-date>
    <dc:date>2016-04-26T15:50:39.776489298</dc:date>
    <meta:editing-cycles>8</meta:editing-cycles>
    <meta:editing-duration>PT7M13S</meta:editing-duration>
    <meta:document-statistic meta:table-count="5" meta:image-count="0" meta:object-count="0" meta:page-count="5" meta:paragraph-count="81" meta:word-count="316" meta:character-count="2233" meta:non-whitespace-character-count="1993"/>
    <meta:template xlink:type="simple" xlink:actuate="onRequest" xlink:title="" xlink:href="Normal.dotm"/>
  </office:meta>
</office:document-meta>
</file>